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5cm" draw:marker-start-width="0.275cm" draw:marker-end="Arrow" draw:marker-end-width="0.2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3cm" svg:stroke-color="#000000" draw:marker-start-width="0.245cm" draw:marker-end-width="0.245cm" draw:fill="solid" draw:fill-color="#c0c0c0" draw:textarea-horizontal-align="justify" draw:textarea-vertical-align="middle" draw:auto-grow-height="false" fo:min-height="1.22cm" fo:min-width="25.47cm" fo:padding-top="0.14cm" fo:padding-bottom="0.14cm" fo:padding-left="0.265cm" fo:padding-right="0.265cm"/>
    </style:style>
    <style:style style:name="gr3" style:family="graphic" style:parent-style-name="standard">
      <style:graphic-properties svg:stroke-width="0.03cm" svg:stroke-color="#000000" draw:marker-start-width="0.245cm" draw:marker-end-width="0.245cm" draw:fill="solid" draw:fill-color="#c0c0c0" draw:textarea-horizontal-align="justify" draw:textarea-vertical-align="middle" draw:auto-grow-height="false" fo:min-height="0.72cm" fo:min-width="2.47cm" fo:padding-top="0.14cm" fo:padding-bottom="0.14cm" fo:padding-left="0.265cm" fo:padding-right="0.265cm"/>
    </style:style>
    <style:style style:name="gr4" style:family="graphic" style:parent-style-name="standard">
      <style:graphic-properties svg:stroke-width="0.03cm" svg:stroke-color="#000000" draw:marker-start-width="0.245cm" draw:marker-end-width="0.245cm" draw:fill="solid" draw:fill-color="#c0c0c0" draw:textarea-horizontal-align="justify" draw:textarea-vertical-align="middle" draw:auto-grow-height="false" fo:min-height="1.22cm" fo:min-width="2.47cm" fo:padding-top="0.14cm" fo:padding-bottom="0.14cm" fo:padding-left="0.265cm" fo:padding-right="0.265cm"/>
    </style:style>
    <style:style style:name="gr5" style:family="graphic" style:parent-style-name="standard">
      <style:graphic-properties svg:stroke-width="0.03cm" svg:stroke-color="#000000" draw:marker-start-width="0.245cm" draw:marker-end-width="0.245cm" draw:fill="solid" draw:fill-color="#c0c0c0" draw:textarea-horizontal-align="justify" draw:textarea-vertical-align="middle" draw:auto-grow-height="false" fo:min-height="1.22cm" fo:min-width="16.095cm" fo:padding-top="0.14cm" fo:padding-bottom="0.14cm" fo:padding-left="0.265cm" fo:padding-right="0.265cm"/>
    </style:style>
    <style:style style:name="gr6" style:family="graphic" style:parent-style-name="standard">
      <style:graphic-properties svg:stroke-width="0.03cm" svg:stroke-color="#000000" draw:marker-start-width="0.245cm" draw:marker-end-width="0.245cm" draw:fill="solid" draw:fill-color="#808080" draw:textarea-horizontal-align="justify" draw:textarea-vertical-align="middle" draw:auto-grow-height="false" fo:min-height="1.72cm" fo:min-width="25.47cm" fo:padding-top="0.14cm" fo:padding-bottom="0.14cm" fo:padding-left="0.265cm" fo:padding-right="0.265cm"/>
    </style:style>
    <style:style style:name="gr7" style:family="graphic" style:parent-style-name="standard">
      <style:graphic-properties svg:stroke-width="0.01cm" svg:stroke-color="#000000" draw:marker-start-width="0.215cm" draw:marker-end-width="0.215cm" draw:fill="solid" draw:fill-color="#c0c0c0" draw:textarea-horizontal-align="justify" draw:textarea-vertical-align="middle" draw:auto-grow-height="false" fo:min-height="0.74cm" fo:min-width="1.49cm" fo:padding-top="0.13cm" fo:padding-bottom="0.13cm" fo:padding-left="0.255cm" fo:padding-right="0.255cm"/>
    </style:style>
    <style:style style:name="gr8" style:family="graphic" style:parent-style-name="standard">
      <style:graphic-properties svg:stroke-width="0.03cm" svg:stroke-color="#000000" draw:marker-start-width="0.245cm" draw:marker-end-width="0.245cm" draw:fill="solid" draw:fill-color="#c0c0c0" draw:textarea-horizontal-align="justify" draw:textarea-vertical-align="middle" draw:auto-grow-height="false" fo:min-height="0.72cm" fo:min-width="1.97cm" fo:padding-top="0.14cm" fo:padding-bottom="0.14cm" fo:padding-left="0.265cm" fo:padding-right="0.265cm"/>
    </style:style>
    <style:style style:name="gr9" style:family="graphic" style:parent-style-name="standard">
      <style:graphic-properties svg:stroke-width="0.03cm" svg:stroke-color="#000000" draw:marker-start-width="0.245cm" draw:marker-end-width="0.245cm" draw:fill="solid" draw:fill-color="#c0c0c0" draw:textarea-horizontal-align="justify" draw:textarea-vertical-align="middle" draw:auto-grow-height="false" fo:min-height="1.22cm" fo:min-width="6.97cm" fo:padding-top="0.14cm" fo:padding-bottom="0.14cm" fo:padding-left="0.265cm" fo:padding-right="0.265cm"/>
    </style:style>
    <style:style style:name="gr10" style:family="graphic" style:parent-style-name="standard">
      <style:graphic-properties svg:stroke-width="0.03cm" svg:stroke-color="#000000" draw:marker-start-width="0.245cm" draw:marker-end-width="0.245cm" draw:fill="solid" draw:fill-color="#c0c0c0" draw:textarea-horizontal-align="justify" draw:textarea-vertical-align="middle" draw:auto-grow-height="false" fo:min-height="1.22cm" fo:min-width="8.47cm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cm" svg:y1="2.75cm" svg:x2="7cm" svg:y2="2.75cm">
          <text:p/>
        </draw:line>
        <draw:custom-shape draw:style-name="gr2" draw:text-style-name="P2" draw:layer="layout" svg:width="26cm" svg:height="1.5cm" draw:transform="rotate (1.5707963267946) translate (7cm 28cm)">
          <text:p text:style-name="P1"><text:span text:style-name="T1">stream switch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cm" svg:y1="4.75cm" svg:x2="7cm" svg:y2="4.75cm">
          <text:p/>
        </draw:line>
        <draw:line draw:style-name="gr1" draw:text-style-name="P1" draw:layer="layout" svg:x1="8.5cm" svg:y1="4.5cm" svg:x2="9.5cm" svg:y2="4.5cm">
          <text:p/>
        </draw:line>
        <draw:line draw:style-name="gr1" draw:text-style-name="P1" draw:layer="layout" svg:x1="1cm" svg:y1="2.75cm" svg:x2="3cm" svg:y2="2.75cm">
          <text:p/>
        </draw:line>
        <draw:line draw:style-name="gr1" draw:text-style-name="P1" draw:layer="layout" svg:x1="1cm" svg:y1="4.75cm" svg:x2="3cm" svg:y2="4.75cm">
          <text:p/>
        </draw:line>
        <draw:line draw:style-name="gr1" draw:text-style-name="P1" draw:layer="layout" svg:x1="9.5cm" svg:y1="16.75cm" svg:x2="8.5cm" svg:y2="16.75cm">
          <text:p/>
        </draw:line>
        <draw:custom-shape draw:style-name="gr3" draw:text-style-name="P2" draw:layer="layout" svg:width="3cm" svg:height="1cm" svg:x="9.5cm" svg:y="13cm">
          <text:p text:style-name="P1"><text:span text:style-name="T1">cordic</text:span></text:p>
          <text:p text:style-name="P1"><text:span text:style-name="T1">gen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3cm" svg:height="1cm" svg:x="9.5cm" svg:y="16.25cm">
          <text:p text:style-name="P1"><text:span text:style-name="T1">noise</text:span></text:p>
          <text:p text:style-name="P1"><text:span text:style-name="T1">gen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3cm" svg:height="1.5cm" svg:x="3cm" svg:y="2cm">
          <text:p text:style-name="P1"><text:span text:style-name="T1">compensation</text:span><text:span text:style-name="T1"><text:line-break/></text:span><text:span text:style-name="T1">anti-alia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3cm" svg:height="1.5cm" svg:x="9.5cm" svg:y="2cm">
          <text:p text:style-name="P1"><text:span text:style-name="T1">oscillosco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8.5cm" svg:y1="2.875cm" svg:x2="9.5cm" svg:y2="2.875cm">
          <text:p/>
        </draw:line>
        <draw:custom-shape draw:style-name="gr4" draw:text-style-name="P2" draw:layer="layout" svg:width="3cm" svg:height="1.5cm" svg:x="3cm" svg:y="4cm">
          <text:p text:style-name="P1"><text:span text:style-name="T1">compensation</text:span><text:span text:style-name="T1"><text:line-break/></text:span><text:span text:style-name="T1">anti-alia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2.5cm" svg:y1="6.875cm" svg:x2="13.5cm" svg:y2="6.875cm">
          <text:p/>
        </draw:line>
        <draw:line draw:style-name="gr1" draw:text-style-name="P1" draw:layer="layout" svg:x1="7cm" svg:y1="25.25cm" svg:x2="6cm" svg:y2="25.25cm">
          <text:p/>
        </draw:line>
        <draw:line draw:style-name="gr1" draw:text-style-name="P1" draw:layer="layout" svg:x1="3cm" svg:y1="25.25cm" svg:x2="1cm" svg:y2="25.25cm">
          <text:p/>
        </draw:line>
        <draw:custom-shape draw:style-name="gr4" draw:text-style-name="P2" draw:layer="layout" svg:width="3cm" svg:height="1.5cm" svg:x="3cm" svg:y="24.5cm">
          <text:p text:style-name="P1"><text:span text:style-name="T1">compensation</text:span><text:span text:style-name="T1"><text:line-break/></text:span><text:span text:style-name="T1">anti-alia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7cm" svg:y1="27.25cm" svg:x2="6cm" svg:y2="27.25cm">
          <text:p/>
        </draw:line>
        <draw:line draw:style-name="gr1" draw:text-style-name="P1" draw:layer="layout" svg:x1="3cm" svg:y1="27.25cm" svg:x2="1cm" svg:y2="27.25cm">
          <text:p/>
        </draw:line>
        <draw:custom-shape draw:style-name="gr4" draw:text-style-name="P2" draw:layer="layout" svg:width="3cm" svg:height="1.5cm" svg:x="3cm" svg:y="26.5cm">
          <text:p text:style-name="P1"><text:span text:style-name="T1">compensation</text:span><text:span text:style-name="T1"><text:line-break/></text:span><text:span text:style-name="T1">anti-alia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3cm" svg:height="1cm" svg:x="9.5cm" svg:y="6.375cm">
          <text:p text:style-name="P1"><text:span text:style-name="T1">trigger sour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3cm" svg:height="1cm" svg:x="9.5cm" svg:y="7.625cm">
          <text:p text:style-name="P1"><text:span text:style-name="T1">trigger sour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8.5cm" svg:y1="8.125cm" svg:x2="9.5cm" svg:y2="8.125cm">
          <text:p/>
        </draw:line>
        <draw:line draw:style-name="gr1" draw:text-style-name="P1" draw:layer="layout" svg:x1="8.5cm" svg:y1="6.875cm" svg:x2="9.5cm" svg:y2="6.875cm">
          <text:p/>
        </draw:line>
        <draw:custom-shape draw:style-name="gr4" draw:text-style-name="P2" draw:layer="layout" svg:width="3cm" svg:height="1.5cm" svg:x="9.5cm" svg:y="3.75cm">
          <text:p text:style-name="P1"><text:span text:style-name="T1">oscillosco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2.5cm" svg:y1="8.125cm" svg:x2="13.5cm" svg:y2="8.125cm">
          <text:p/>
        </draw:line>
        <draw:custom-shape draw:style-name="gr3" draw:text-style-name="P2" draw:layer="layout" svg:width="3cm" svg:height="1cm" svg:x="9.5cm" svg:y="14.25cm">
          <text:p text:style-name="P1"><text:span text:style-name="T1">cordic</text:span></text:p>
          <text:p text:style-name="P1"><text:span text:style-name="T1">gen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3cm" svg:height="1cm" svg:x="9.5cm" svg:y="20.75cm">
          <text:p text:style-name="P1"><text:span text:style-name="T1">PID</text:span><text:span text:style-name="T1"><text:line-break/></text:span><text:span text:style-name="T1">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9.5cm" svg:y1="21.375cm" svg:x2="8.5cm" svg:y2="21.375cm">
          <text:p/>
        </draw:line>
        <draw:line draw:style-name="gr1" draw:text-style-name="P1" draw:layer="layout" svg:x1="8.5cm" svg:y1="21.125cm" svg:x2="9.5cm" svg:y2="21.125cm">
          <text:p/>
        </draw:line>
        <draw:custom-shape draw:style-name="gr3" draw:text-style-name="P2" draw:layer="layout" svg:width="3cm" svg:height="1cm" svg:x="9.505cm" svg:y="9.75cm">
          <text:p text:style-name="P1"><text:span text:style-name="T1">custom wave</text:span></text:p>
          <text:p text:style-name="P1"><text:span text:style-name="T1">gen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3cm" svg:height="1cm" svg:x="9.505cm" svg:y="11cm">
          <text:p text:style-name="P1"><text:span text:style-name="T1">custom wave</text:span></text:p>
          <text:p text:style-name="P1"><text:span text:style-name="T1">gen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3cm" svg:height="1cm" svg:x="9.5cm" svg:y="22cm">
          <text:p text:style-name="P1"><text:span text:style-name="T1">PID</text:span><text:span text:style-name="T1"><text:line-break/></text:span><text:span text:style-name="T1">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9.5cm" svg:y1="22.625cm" svg:x2="8.5cm" svg:y2="22.625cm">
          <text:p/>
        </draw:line>
        <draw:line draw:style-name="gr1" draw:text-style-name="P1" draw:layer="layout" svg:x1="8.5cm" svg:y1="22.375cm" svg:x2="9.5cm" svg:y2="22.375cm">
          <text:p/>
        </draw:line>
        <draw:line draw:style-name="gr1" draw:text-style-name="P1" draw:layer="layout" svg:x1="9.5cm" svg:y1="19cm" svg:x2="8.5cm" svg:y2="19cm">
          <text:p/>
        </draw:line>
        <draw:custom-shape draw:style-name="gr4" draw:text-style-name="P2" draw:layer="layout" svg:width="3cm" svg:height="1.5cm" svg:x="9.5cm" svg:y="18.25cm">
          <text:p text:style-name="P1"><text:span text:style-name="T1">DMA wave</text:span></text:p>
          <text:p text:style-name="P1"><text:span text:style-name="T1">gen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2.5cm" svg:y1="2.25cm" svg:x2="17cm" svg:y2="2.25cm">
          <text:p/>
        </draw:line>
        <draw:line draw:style-name="gr1" draw:text-style-name="P1" draw:layer="layout" svg:x1="17cm" svg:y1="19.5cm" svg:x2="12.5cm" svg:y2="19.5cm">
          <text:p/>
        </draw:line>
        <draw:custom-shape draw:style-name="gr5" draw:text-style-name="P2" draw:layer="layout" svg:width="16.625cm" svg:height="1.5cm" draw:transform="rotate (1.5707963267946) translate (13.5cm 19.125cm)">
          <text:p text:style-name="P1"><text:span text:style-name="T1">trigger switch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3.505cm" svg:y1="10.375cm" svg:x2="12.505cm" svg:y2="10.375cm">
          <text:p/>
        </draw:line>
        <draw:line draw:style-name="gr1" draw:text-style-name="P1" draw:layer="layout" svg:x1="12.505cm" svg:y1="10.125cm" svg:x2="13.505cm" svg:y2="10.125cm">
          <text:p/>
        </draw:line>
        <draw:line draw:style-name="gr1" draw:text-style-name="P1" draw:layer="layout" svg:x1="13.505cm" svg:y1="11.625cm" svg:x2="12.505cm" svg:y2="11.625cm">
          <text:p/>
        </draw:line>
        <draw:line draw:style-name="gr1" draw:text-style-name="P1" draw:layer="layout" svg:x1="12.505cm" svg:y1="11.375cm" svg:x2="13.505cm" svg:y2="11.375cm">
          <text:p/>
        </draw:line>
        <draw:line draw:style-name="gr1" draw:text-style-name="P1" draw:layer="layout" svg:x1="13.5cm" svg:y1="13.625cm" svg:x2="12.5cm" svg:y2="13.625cm">
          <text:p/>
        </draw:line>
        <draw:line draw:style-name="gr1" draw:text-style-name="P1" draw:layer="layout" svg:x1="12.5cm" svg:y1="13.375cm" svg:x2="13.5cm" svg:y2="13.375cm">
          <text:p/>
        </draw:line>
        <draw:line draw:style-name="gr1" draw:text-style-name="P1" draw:layer="layout" svg:x1="13.5cm" svg:y1="14.875cm" svg:x2="12.5cm" svg:y2="14.875cm">
          <text:p/>
        </draw:line>
        <draw:line draw:style-name="gr1" draw:text-style-name="P1" draw:layer="layout" svg:x1="12.5cm" svg:y1="14.625cm" svg:x2="13.5cm" svg:y2="14.625cm">
          <text:p/>
        </draw:line>
        <draw:line draw:style-name="gr1" draw:text-style-name="P1" draw:layer="layout" svg:x1="9.505cm" svg:y1="10.375cm" svg:x2="8.505cm" svg:y2="10.375cm">
          <text:p/>
        </draw:line>
        <draw:line draw:style-name="gr1" draw:text-style-name="P1" draw:layer="layout" svg:x1="8.505cm" svg:y1="10.125cm" svg:x2="9.505cm" svg:y2="10.125cm">
          <text:p/>
        </draw:line>
        <draw:line draw:style-name="gr1" draw:text-style-name="P1" draw:layer="layout" svg:x1="9.5cm" svg:y1="11.625cm" svg:x2="8.5cm" svg:y2="11.625cm">
          <text:p/>
        </draw:line>
        <draw:line draw:style-name="gr1" draw:text-style-name="P1" draw:layer="layout" svg:x1="8.5cm" svg:y1="11.375cm" svg:x2="9.5cm" svg:y2="11.375cm">
          <text:p/>
        </draw:line>
        <draw:line draw:style-name="gr1" draw:text-style-name="P1" draw:layer="layout" svg:x1="9.505cm" svg:y1="13.625cm" svg:x2="8.505cm" svg:y2="13.625cm">
          <text:p/>
        </draw:line>
        <draw:line draw:style-name="gr1" draw:text-style-name="P1" draw:layer="layout" svg:x1="8.505cm" svg:y1="13.375cm" svg:x2="9.505cm" svg:y2="13.375cm">
          <text:p/>
        </draw:line>
        <draw:line draw:style-name="gr1" draw:text-style-name="P1" draw:layer="layout" svg:x1="9.5cm" svg:y1="14.875cm" svg:x2="8.5cm" svg:y2="14.875cm">
          <text:p/>
        </draw:line>
        <draw:line draw:style-name="gr1" draw:text-style-name="P1" draw:layer="layout" svg:x1="8.5cm" svg:y1="14.625cm" svg:x2="9.5cm" svg:y2="14.625cm">
          <text:p/>
        </draw:line>
        <draw:line draw:style-name="gr1" draw:text-style-name="P1" draw:layer="layout" svg:x1="13.5cm" svg:y1="16.875cm" svg:x2="12.5cm" svg:y2="16.875cm">
          <text:p/>
        </draw:line>
        <draw:line draw:style-name="gr1" draw:text-style-name="P1" draw:layer="layout" svg:x1="12.5cm" svg:y1="16.625cm" svg:x2="13.5cm" svg:y2="16.625cm">
          <text:p/>
        </draw:line>
        <draw:custom-shape draw:style-name="gr4" draw:text-style-name="P2" draw:layer="layout" svg:width="3cm" svg:height="1.5cm" svg:x="9.5cm" svg:y="24cm">
          <text:p text:style-name="P1"><text:span text:style-name="T1">multiplier</text:span><text:span text:style-name="T1"><text:line-break/></text:span><text:span text:style-name="T1">(modulato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9.5cm" svg:y1="25.125cm" svg:x2="8.5cm" svg:y2="25.125cm">
          <text:p/>
        </draw:line>
        <draw:line draw:style-name="gr1" draw:text-style-name="P1" draw:layer="layout" svg:x1="8.5cm" svg:y1="24.375cm" svg:x2="9.5cm" svg:y2="24.375cm">
          <text:p/>
        </draw:line>
        <draw:line draw:style-name="gr1" draw:text-style-name="P1" draw:layer="layout" svg:x1="8.5cm" svg:y1="24.625cm" svg:x2="9.5cm" svg:y2="24.625cm">
          <text:p/>
        </draw:line>
        <draw:custom-shape draw:style-name="gr4" draw:text-style-name="P2" draw:layer="layout" svg:width="3cm" svg:height="1.5cm" svg:x="9.5cm" svg:y="26.5cm">
          <text:p text:style-name="P1"><text:span text:style-name="T1">ad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9.5cm" svg:y1="27.625cm" svg:x2="8.5cm" svg:y2="27.625cm">
          <text:p/>
        </draw:line>
        <draw:line draw:style-name="gr1" draw:text-style-name="P1" draw:layer="layout" svg:x1="8.5cm" svg:y1="26.875cm" svg:x2="9.5cm" svg:y2="26.875cm">
          <text:p/>
        </draw:line>
        <draw:line draw:style-name="gr1" draw:text-style-name="P1" draw:layer="layout" svg:x1="8.5cm" svg:y1="27.125cm" svg:x2="9.5cm" svg:y2="27.125cm">
          <text:p/>
        </draw:line>
        <draw:line draw:style-name="gr1" draw:text-style-name="P1" draw:layer="layout" svg:x1="13.5cm" svg:y1="18.875cm" svg:x2="12.5cm" svg:y2="18.875cm">
          <text:p/>
        </draw:line>
        <draw:line draw:style-name="gr1" draw:text-style-name="P1" draw:layer="layout" svg:x1="12.5cm" svg:y1="18.625cm" svg:x2="13.5cm" svg:y2="18.625cm">
          <text:p/>
        </draw:line>
        <draw:line draw:style-name="gr1" draw:text-style-name="P1" draw:layer="layout" svg:x1="12.5cm" svg:y1="4cm" svg:x2="17cm" svg:y2="4cm">
          <text:p/>
        </draw:line>
        <draw:line draw:style-name="gr1" draw:text-style-name="P1" draw:layer="layout" svg:x1="13.5cm" svg:y1="3cm" svg:x2="12.5cm" svg:y2="3cm">
          <text:p/>
        </draw:line>
        <draw:line draw:style-name="gr1" draw:text-style-name="P1" draw:layer="layout" svg:x1="13.5cm" svg:y1="4.75cm" svg:x2="12.5cm" svg:y2="4.75cm">
          <text:p/>
        </draw:line>
        <draw:custom-shape draw:style-name="gr6" draw:text-style-name="P2" draw:layer="layout" svg:width="26cm" svg:height="2cm" draw:transform="rotate (1.5707963267946) translate (17cm 28cm)">
          <text:p text:style-name="P1"><text:span text:style-name="T1">PS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7" draw:text-style-name="P2" draw:layer="layout" svg:width="2cm" svg:height="1cm" draw:transform="rotate (1.5707963267946) translate (5.988cm 4cm)">
          <text:p text:style-name="P1"><text:span text:style-name="T1">FIR+IIR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5cm" svg:height="1cm" draw:transform="rotate (1.5707963267946) translate (2.988cm 4.5cm)">
          <text:p text:style-name="P1"><text:span text:style-name="T1">offset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5cm" svg:height="1cm" draw:transform="rotate (1.5707963267946) translate (5.988cm 4.5cm)">
          <text:p text:style-name="P1"><text:span text:style-name="T1">FIR+IIR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5cm" svg:height="1cm" draw:transform="rotate (1.5707963267946) translate (4.488cm 4.5cm)">
          <text:p text:style-name="P1"><text:span text:style-name="T1">gain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5cm" svg:height="1cm" draw:transform="rotate (1.5707963267946) translate (7.488cm 4.5cm)">
          <text:p text:style-name="P1"><text:span text:style-name="T1">trigger</text:span></text:p>
          <text:p text:style-name="P1"><text:span text:style-name="T1">source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5cm" svg:height="1cm" draw:transform="rotate (1.5707963267946) translate (11.988cm 4.5cm)">
          <text:p text:style-name="P1"><text:span text:style-name="T1">decim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5cm" svg:height="1cm" draw:transform="rotate (1.5707963267946) translate (13.488cm 4.5cm)">
          <text:p text:style-name="P1"><text:span text:style-name="T1">packeting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8.488cm" svg:y1="3.25cm" svg:x2="9.488cm" svg:y2="3.25cm">
          <text:p/>
        </draw:line>
        <draw:line draw:style-name="gr1" draw:text-style-name="P1" draw:layer="layout" svg:x1="5.488cm" svg:y1="3.25cm" svg:x2="5.988cm" svg:y2="3.25cm">
          <text:p/>
        </draw:line>
        <draw:line draw:style-name="gr1" draw:text-style-name="P1" draw:layer="layout" svg:x1="6.988cm" svg:y1="3.25cm" svg:x2="7.488cm" svg:y2="3.25cm">
          <text:p/>
        </draw:line>
        <draw:line draw:style-name="gr1" draw:text-style-name="P1" draw:layer="layout" svg:x1="3.988cm" svg:y1="3.25cm" svg:x2="4.488cm" svg:y2="3.25cm">
          <text:p/>
        </draw:line>
        <draw:line draw:style-name="gr1" draw:text-style-name="P1" draw:layer="layout" svg:x1="12.988cm" svg:y1="3.25cm" svg:x2="13.488cm" svg:y2="3.25cm">
          <text:p/>
        </draw:line>
        <draw:line draw:style-name="gr1" draw:text-style-name="P1" draw:layer="layout" svg:x1="7.988cm" svg:y1="8cm" svg:x2="7.988cm" svg:y2="10cm">
          <text:p/>
        </draw:line>
        <draw:custom-shape draw:style-name="gr9" draw:text-style-name="P2" draw:layer="layout" svg:width="7.5cm" svg:height="1.5cm" draw:transform="rotate (1.5707963267946) translate (9.488cm 9.5cm)">
          <text:p text:style-name="P1"><text:span text:style-name="T1">switch + modulator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cm" svg:height="1cm" draw:transform="rotate (1.5707963267946) translate (5.988cm 7.5cm)">
          <text:p text:style-name="P1"><text:span text:style-name="T1">FIR+IIR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5cm" svg:height="1cm" draw:transform="rotate (1.5707963267946) translate (2.988cm 8cm)">
          <text:p text:style-name="P1"><text:span text:style-name="T1">offset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5cm" svg:height="1cm" draw:transform="rotate (1.5707963267946) translate (5.988cm 8cm)">
          <text:p text:style-name="P1"><text:span text:style-name="T1">FIR+IIR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5cm" svg:height="1cm" draw:transform="rotate (1.5707963267946) translate (4.488cm 8cm)">
          <text:p text:style-name="P1"><text:span text:style-name="T1">gain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5cm" svg:height="1cm" draw:transform="rotate (1.5707963267946) translate (7.488cm 8cm)">
          <text:p text:style-name="P1"><text:span text:style-name="T1">trigger</text:span></text:p>
          <text:p text:style-name="P1"><text:span text:style-name="T1">source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8.488cm" svg:y1="6.75cm" svg:x2="9.488cm" svg:y2="6.75cm">
          <text:p/>
        </draw:line>
        <draw:line draw:style-name="gr1" draw:text-style-name="P1" draw:layer="layout" svg:x1="5.488cm" svg:y1="6.75cm" svg:x2="5.988cm" svg:y2="6.75cm">
          <text:p/>
        </draw:line>
        <draw:line draw:style-name="gr1" draw:text-style-name="P1" draw:layer="layout" svg:x1="6.988cm" svg:y1="6.75cm" svg:x2="7.488cm" svg:y2="6.75cm">
          <text:p/>
        </draw:line>
        <draw:line draw:style-name="gr1" draw:text-style-name="P1" draw:layer="layout" svg:x1="3.988cm" svg:y1="6.75cm" svg:x2="4.488cm" svg:y2="6.75cm">
          <text:p/>
        </draw:line>
        <draw:custom-shape draw:style-name="gr8" draw:text-style-name="P2" draw:layer="layout" svg:width="2.5cm" svg:height="1cm" draw:transform="rotate (1.5707963267946) translate (11.988cm 8cm)">
          <text:p text:style-name="P1"><text:span text:style-name="T1">decim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5cm" svg:height="1cm" draw:transform="rotate (1.5707963267946) translate (13.488cm 8cm)">
          <text:p text:style-name="P1"><text:span text:style-name="T1">packeting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2.988cm" svg:y1="6.75cm" svg:x2="13.488cm" svg:y2="6.75cm">
          <text:p/>
        </draw:line>
        <draw:line draw:style-name="gr1" draw:text-style-name="P1" draw:layer="layout" svg:x1="10.988cm" svg:y1="3.25cm" svg:x2="11.988cm" svg:y2="3.25cm">
          <text:p/>
        </draw:line>
        <draw:line draw:style-name="gr1" draw:text-style-name="P1" draw:layer="layout" svg:x1="10.988cm" svg:y1="6.75cm" svg:x2="11.988cm" svg:y2="6.75cm">
          <text:p/>
        </draw:line>
        <draw:line draw:style-name="gr1" draw:text-style-name="P1" draw:layer="layout" svg:x1="7.988cm" svg:y1="4.5cm" svg:x2="7.988cm" svg:y2="5.5cm">
          <text:p/>
        </draw:line>
        <draw:polyline draw:style-name="gr1" draw:text-style-name="P1" draw:layer="layout" svg:width="2.999cm" svg:height="3.499cm" svg:x="6.488cm" svg:y="9cm" svg:viewBox="0 0 3000 3500" draw:points="3000,3500 0,3500 0,0 3000,0">
          <text:p/>
        </draw:polyline>
        <draw:custom-shape draw:style-name="gr10" draw:text-style-name="P2" draw:layer="layout" svg:width="9cm" svg:height="1.5cm" svg:x="6.988cm" svg:y="10cm">
          <text:p text:style-name="P1"><text:span text:style-name="T1">trigger swi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3.988cm" svg:y1="10cm" svg:x2="13.988cm" svg:y2="8cm">
          <text:p/>
        </draw:line>
        <draw:custom-shape draw:style-name="gr7" draw:text-style-name="P2" draw:layer="layout" svg:width="2cm" svg:height="1cm" draw:transform="rotate (1.5707963267946) translate (5.988cm 15.5cm)">
          <text:p text:style-name="P1"><text:span text:style-name="T1">FIR+IIR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5cm" svg:height="1cm" draw:transform="rotate (1.5707963267946) translate (2.988cm 16cm)">
          <text:p text:style-name="P1"><text:span text:style-name="T1">offset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5cm" svg:height="1cm" draw:transform="rotate (1.5707963267946) translate (5.988cm 16cm)">
          <text:p text:style-name="P1"><text:span text:style-name="T1">FIR+IIR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5cm" svg:height="1cm" draw:transform="rotate (1.5707963267946) translate (4.488cm 16cm)">
          <text:p text:style-name="P1"><text:span text:style-name="T1">gain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488cm" svg:y1="14.75cm" svg:x2="3.988cm" svg:y2="14.75cm">
          <text:p/>
        </draw:line>
        <draw:line draw:style-name="gr1" draw:text-style-name="P1" draw:layer="layout" svg:x1="5.988cm" svg:y1="14.75cm" svg:x2="5.488cm" svg:y2="14.75cm">
          <text:p/>
        </draw:line>
        <draw:line draw:style-name="gr1" draw:text-style-name="P1" draw:layer="layout" svg:x1="9.488cm" svg:y1="14.75cm" svg:x2="6.988cm" svg:y2="14.75cm">
          <text:p/>
        </draw:line>
        <draw:line draw:style-name="gr1" draw:text-style-name="P1" draw:layer="layout" svg:x1="0.988cm" svg:y1="10.5cm" svg:x2="6.988cm" svg:y2="10.5cm">
          <text:p/>
        </draw:line>
        <draw:line draw:style-name="gr1" draw:text-style-name="P1" draw:layer="layout" svg:x1="6.988cm" svg:y1="11cm" svg:x2="0.988cm" svg:y2="11cm">
          <text:p/>
        </draw:line>
        <draw:line draw:style-name="gr1" draw:text-style-name="P1" draw:layer="layout" svg:x1="0.988cm" svg:y1="3.25cm" svg:x2="2.988cm" svg:y2="3.25cm">
          <text:p/>
        </draw:line>
        <draw:line draw:style-name="gr1" draw:text-style-name="P1" draw:layer="layout" svg:x1="0.988cm" svg:y1="6.75cm" svg:x2="2.988cm" svg:y2="6.75cm">
          <text:p/>
        </draw:line>
        <draw:custom-shape draw:style-name="gr7" draw:text-style-name="P2" draw:layer="layout" svg:width="2cm" svg:height="1cm" draw:transform="rotate (1.5707963267946) translate (5.988cm 19cm)">
          <text:p text:style-name="P1"><text:span text:style-name="T1">FIR+IIR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5cm" svg:height="1cm" draw:transform="rotate (1.5707963267946) translate (2.988cm 19.5cm)">
          <text:p text:style-name="P1"><text:span text:style-name="T1">offset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5cm" svg:height="1cm" draw:transform="rotate (1.5707963267946) translate (5.988cm 19.5cm)">
          <text:p text:style-name="P1"><text:span text:style-name="T1">FIR+IIR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5cm" svg:height="1cm" draw:transform="rotate (1.5707963267946) translate (4.488cm 19.5cm)">
          <text:p text:style-name="P1"><text:span text:style-name="T1">gain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488cm" svg:y1="18.25cm" svg:x2="3.988cm" svg:y2="18.25cm">
          <text:p/>
        </draw:line>
        <draw:line draw:style-name="gr1" draw:text-style-name="P1" draw:layer="layout" svg:x1="5.988cm" svg:y1="18.25cm" svg:x2="5.488cm" svg:y2="18.25cm">
          <text:p/>
        </draw:line>
        <draw:line draw:style-name="gr1" draw:text-style-name="P1" draw:layer="layout" svg:x1="9.488cm" svg:y1="18.25cm" svg:x2="6.988cm" svg:y2="18.25cm">
          <text:p/>
        </draw:line>
        <draw:line draw:style-name="gr1" draw:text-style-name="P1" draw:layer="layout" svg:x1="2.988cm" svg:y1="14.75cm" svg:x2="0.988cm" svg:y2="14.75cm">
          <text:p/>
        </draw:line>
        <draw:line draw:style-name="gr1" draw:text-style-name="P1" draw:layer="layout" svg:x1="2.988cm" svg:y1="18.25cm" svg:x2="0.988cm" svg:y2="18.25cm">
          <text:p/>
        </draw:line>
        <draw:custom-shape draw:style-name="gr9" draw:text-style-name="P2" draw:layer="layout" svg:width="7.5cm" svg:height="1.5cm" draw:transform="rotate (1.5707963267946) translate (9.488cm 19.5cm)">
          <text:p text:style-name="P1"><text:span text:style-name="T1">switch + modulator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5cm" svg:height="1cm" draw:transform="rotate (1.5707963267946) translate (11.988cm 16cm)">
          <text:p text:style-name="P1"><text:span text:style-name="T1">decim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5cm" svg:height="1cm" draw:transform="rotate (1.5707963267946) translate (13.488cm 16cm)">
          <text:p text:style-name="P1"><text:span text:style-name="T1">packeting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3.488cm" svg:y1="14.75cm" svg:x2="12.988cm" svg:y2="14.75cm">
          <text:p/>
        </draw:line>
        <draw:line draw:style-name="gr1" draw:text-style-name="P1" draw:layer="layout" svg:x1="11.988cm" svg:y1="14.75cm" svg:x2="10.988cm" svg:y2="14.75cm">
          <text:p/>
        </draw:line>
        <draw:line draw:style-name="gr1" draw:text-style-name="P1" draw:layer="layout" svg:x1="11.988cm" svg:y1="17.5cm" svg:x2="10.988cm" svg:y2="17.5cm">
          <text:p/>
        </draw:line>
        <draw:custom-shape draw:style-name="gr8" draw:text-style-name="P2" draw:layer="layout" svg:width="2.5cm" svg:height="1cm" draw:transform="rotate (1.5707963267946) translate (14.988cm 16cm)">
          <text:p text:style-name="P1"><text:span text:style-name="T1">sequence</text:span><text:span text:style-name="T1"><text:line-break/></text:span><text:span text:style-name="T1">memory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4.988cm" svg:y1="14.75cm" svg:x2="14.488cm" svg:y2="14.75cm">
          <text:p/>
        </draw:line>
        <draw:line draw:style-name="gr1" draw:text-style-name="P1" draw:layer="layout" svg:x1="17.988cm" svg:y1="14.75cm" svg:x2="15.988cm" svg:y2="14.75cm">
          <text:p/>
        </draw:line>
        <draw:custom-shape draw:style-name="gr8" draw:text-style-name="P2" draw:layer="layout" svg:width="2.5cm" svg:height="1cm" svg:x="11.988cm" svg:y="17cm">
          <text:p text:style-name="P1"><text:span text:style-name="T1">cord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2.5cm" svg:height="1cm" svg:x="11.988cm" svg:y="18.5cm">
          <text:p text:style-name="P1"><text:span text:style-name="T1">noi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1.988cm" svg:y1="19cm" svg:x2="10.988cm" svg:y2="19cm">
          <text:p/>
        </draw:line>
        <draw:line draw:style-name="gr1" draw:text-style-name="P1" draw:layer="layout" svg:x1="13.988cm" svg:y1="11.5cm" svg:x2="13.988cm" svg:y2="13.5cm">
          <text:p/>
        </draw:line>
        <draw:line draw:style-name="gr1" draw:text-style-name="P1" draw:layer="layout" svg:x1="15.488cm" svg:y1="13.5cm" svg:x2="15.488cm" svg:y2="11.5cm">
          <text:p/>
        </draw:line>
        <draw:custom-shape draw:style-name="gr8" draw:text-style-name="P2" draw:layer="layout" svg:width="2.5cm" svg:height="1cm" draw:transform="rotate (1.5707963267946) translate (17.988cm 4.5cm)">
          <text:p text:style-name="P1"><text:span text:style-name="T1">DMA</text:span></text:p>
          <text:p text:style-name="P1"><text:span text:style-name="T1">str &gt; RAM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5cm" svg:height="1cm" draw:transform="rotate (1.5707963267946) translate (17.988cm 8cm)">
          <text:p text:style-name="P1"><text:span text:style-name="T1">DMA</text:span></text:p>
          <text:p text:style-name="P1"><text:span text:style-name="T1">str &gt; RAM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4.488cm" svg:y1="3.25cm" svg:x2="17.988cm" svg:y2="3.25cm">
          <text:p/>
        </draw:line>
        <draw:line draw:style-name="gr1" draw:text-style-name="P1" draw:layer="layout" svg:x1="14.488cm" svg:y1="6.75cm" svg:x2="17.988cm" svg:y2="6.75cm">
          <text:p/>
        </draw:line>
        <draw:custom-shape draw:style-name="gr8" draw:text-style-name="P2" draw:layer="layout" svg:width="2.5cm" svg:height="1cm" draw:transform="rotate (1.5707963267946) translate (17.988cm 16cm)">
          <text:p text:style-name="P1"><text:span text:style-name="T1">DMA</text:span></text:p>
          <text:p text:style-name="P1"><text:span text:style-name="T1">RAM &gt; str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8.988cm" svg:y1="3.25cm" svg:x2="19.988cm" svg:y2="3.25cm">
          <text:p/>
        </draw:line>
        <draw:line draw:style-name="gr1" draw:text-style-name="P1" draw:layer="layout" svg:x1="18.988cm" svg:y1="6.75cm" svg:x2="19.988cm" svg:y2="6.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3-26T19:45:04.075712178</meta:creation-date>
    <dc:date>2015-10-19T22:19:48</dc:date>
    <meta:editing-duration>PT9H58M14S</meta:editing-duration>
    <meta:editing-cycles>9</meta:editing-cycles>
    <meta:generator>OpenOffice/4.1.1$Unix OpenOffice.org_project/411m6$Build-9775</meta:generator>
    <dc:creator>Ulrich Habel</dc:creator>
    <meta:document-statistic meta:object-count="145"/>
  </office:meta>
</office:document-meta>
</file>